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8-06" calcext:value-type="date">
            <text:p>06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9-03" calcext:value-type="date">
            <text:p>03/09/2025</text:p>
          </table:table-cell>
          <table:table-cell table:style-name="ce43" table:formula="of:=[.C14]-[.F1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10-10" calcext:value-type="date">
            <text:p>10/10/2025</text:p>
          </table:table-cell>
          <table:table-cell table:style-name="ce43" table:formula="of:=[.C15]-[.F1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5])" office:value-type="float" office:value="0" calcext:value-type="float">
            <text:p>-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43:16.527050100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43:16.53587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17T09:43:42.156899100</dc:date>
    <dc:language>pt-PT</dc:language>
    <meta:editing-cycles>646</meta:editing-cycles>
    <meta:editing-duration>P4DT56M28S</meta:editing-duration>
    <meta:print-date>2024-04-03T16:20:46.977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